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67cm"/>
    </style:style>
    <style:style style:name="gr2" style:family="graphic" style:parent-style-name="standard">
      <style:graphic-properties draw:stroke="none" svg:stroke-color="#000000" draw:fill="none" draw:fill-color="#ffffff" fo:min-height="0.71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939cm" fo:min-width="2.01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685cm" fo:min-width="0.949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685cm" fo:min-width="0.949cm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 fo:min-height="6.576cm" fo:min-width="2.734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451cm" fo:min-width="2.55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477cm"/>
    </style:style>
    <style:style style:name="gr10" style:family="graphic" style:parent-style-name="standard">
      <style:graphic-properties draw:stroke="none" draw:fill="none" fo:min-height="0.953cm"/>
    </style:style>
    <style:style style:name="gr11" style:family="graphic" style:parent-style-name="standard">
      <style:graphic-properties draw:stroke="none" draw:fill="none" fo:min-height="0.24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349cm" fo:min-width="3.541cm"/>
    </style:style>
    <style:style style:name="gr13" style:family="graphic" style:parent-style-name="standard">
      <style:graphic-properties draw:fill="none" draw:fill-color="#ffffff" draw:textarea-horizontal-align="justify" draw:textarea-vertical-align="middle" draw:auto-grow-height="false" fo:min-height="5.829cm" fo:min-width="2.734cm"/>
    </style:style>
    <style:style style:name="gr14" style:family="graphic" style:parent-style-name="standard">
      <style:graphic-properties draw:stroke="none" draw:fill="none" fo:min-height="1.429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451cm" fo:min-width="2.374cm"/>
    </style:style>
    <style:style style:name="gr16" style:family="graphic" style:parent-style-name="standard">
      <style:graphic-properties draw:fill="none" draw:fill-color="#ffffff" draw:textarea-horizontal-align="justify" draw:textarea-vertical-align="middle" draw:auto-grow-height="false" fo:min-height="7.025cm" fo:min-width="2.734cm"/>
    </style:style>
    <style:style style:name="gr17" style:family="graphic" style:parent-style-name="standard">
      <style:graphic-properties draw:stroke="none" draw:fill="none" fo:min-height="0.293cm"/>
    </style:style>
    <style:style style:name="gr18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715cm"/>
    </style:style>
    <style:style style:name="gr20" style:family="graphic" style:parent-style-name="standard">
      <style:graphic-properties draw:stroke="none" draw:fill="none" fo:min-height="0.35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271cm" fo:min-width="0.949cm"/>
    </style:style>
    <style:style style:name="gr22" style:family="graphic" style:parent-style-name="standard">
      <style:graphic-properties draw:stroke="none" draw:fill="none" fo:min-height="0.546cm"/>
    </style:style>
    <style:style style:name="gr23" style:family="graphic" style:parent-style-name="standard">
      <style:graphic-properties draw:stroke="none" svg:stroke-color="#000000" draw:fill="none" draw:fill-color="#ffffff" fo:min-height="0.477cm"/>
    </style:style>
    <style:style style:name="P1" style:family="paragraph">
      <loext:graphic-properties draw:fill="none" draw:fill-color="#ffffff"/>
      <style:text-properties fo:font-size="6pt" style:font-size-asian="12pt" style:font-size-complex="12pt"/>
    </style:style>
    <style:style style:name="P2" style:family="paragraph">
      <loext:graphic-properties draw:fill="none" draw:fill-color="#ffffff"/>
      <style:text-properties fo:font-size="6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/>
      <style:text-properties fo:font-size="6pt" style:font-size-asian="6pt" style:font-size-complex="6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4pt" style:font-size-asian="4pt" style:font-size-complex="4pt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4pt" style:font-size-asian="4pt" style:font-size-complex="4pt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6pt" style:font-size-asian="6pt" style:font-size-complex="6pt"/>
    </style:style>
    <style:style style:name="T1" style:family="text">
      <style:text-properties fo:font-size="6pt" style:font-size-asian="12pt" style:font-size-complex="12pt"/>
    </style:style>
    <style:style style:name="T2" style:family="text">
      <style:text-properties fo:font-size="6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77cm" svg:height="1.917cm" svg:x="0.873cm" svg:y="1.188cm">
          <draw:text-box>
            <text:p><text:span text:style-name="T1">LEGEND:</text:span></text:p>
            <text:p><text:span text:style-name="T1">Smaller circles </text:span><text:span text:style-name="T1">list actions that </text:span><text:span text:style-name="T1">are run when </text:span><text:span text:style-name="T1">the UD </text:span><text:span text:style-name="T1">matches the </text:span><text:span text:style-name="T1">condition on the </text:span><text:span text:style-name="T1">arrows.</text:span></text:p>
          </draw:text-box>
        </draw:frame>
        <draw:frame draw:style-name="gr2" draw:text-style-name="P2" draw:layer="layout" svg:width="2.443cm" svg:height="0.965cm" svg:x="3.286cm" svg:y="1.381cm">
          <draw:text-box>
            <text:p><text:span text:style-name="T2">UD=user </text:span><text:span text:style-name="T2">data shared </text:span><text:span text:style-name="T2">between the </text:span><text:span text:style-name="T2">states</text:span></text:p>
          </draw:text-box>
        </draw:frame>
        <draw:custom-shape draw:style-name="gr3" draw:text-style-name="P4" xml:id="id24" draw:id="id24" draw:layer="layout" svg:width="2.51cm" svg:height="1.189cm" svg:x="2.27cm" svg:y="5.826cm">
          <text:p text:style-name="P3"><text:span text:style-name="T3">setup_state</text:span></text:p>
          <text:p text:style-name="P3"><text:span text:style-name="T3">Start rosbrid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7" draw:id="id17" draw:layer="layout" svg:width="2.047cm" svg:height="1.321cm" svg:x="10.779cm" svg:y="12.684cm">
          <text:p text:style-name="P3"><text:span text:style-name="T4">Shut down human</text:span></text:p>
          <text:p text:style-name="P3"><text:span text:style-name="T4">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2.047cm" svg:height="1.321cm" svg:x="10.764cm" svg:y="15.651cm">
          <text:p text:style-name="P3"><text:span text:style-name="T4">Shut down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7" draw:id="id7" draw:layer="layout" svg:width="2.047cm" svg:height="1.321cm" svg:x="10.779cm" svg:y="17.124cm">
          <text:p text:style-name="P3"><text:span text:style-name="T4">Shut down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2.047cm" svg:height="1.321cm" svg:x="10.779cm" svg:y="11.276cm">
          <text:p text:style-name="P3"><text:span text:style-name="T4">Start up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8" draw:id="id8" draw:layer="layout" svg:width="2.047cm" svg:height="1.321cm" svg:x="10.779cm" svg:y="18.572cm">
          <text:p text:style-name="P3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2.047cm" svg:height="1.321cm" svg:x="10.764cm" svg:y="14.203cm">
          <text:p text:style-name="P3"><text:span text:style-name="T4">Shut down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.572cm" svg:height="9.652cm" svg:x="9.509cm" svg:y="10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" draw:id="id1" draw:layer="layout" svg:width="4.318cm" svg:height="0.991cm" svg:x="1.381cm" svg:y="7.985cm">
          <text:p text:style-name="P3"><text:span text:style-name="T3">monitor_for_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curve" svg:x1="5.699cm" svg:y1="8.481cm" svg:x2="11.803cm" svg:y2="11.276cm" draw:start-shape="id1" draw:start-glue-point="10" draw:end-shape="id2" draw:end-glue-point="4" svg:d="M5699 8481c4070 0 6104 931 6104 2795" svg:viewBox="0 0 6105 2796">
          <text:p/>
        </draw:connector>
        <draw:connector draw:style-name="gr8" draw:text-style-name="P7" draw:layer="layout" draw:type="curve" svg:x1="5.067cm" svg:y1="8.831cm" svg:x2="10.764cm" svg:y2="14.864cm" draw:start-shape="id1" draw:start-glue-point="9" draw:end-shape="id3" draw:end-glue-point="6" svg:d="M5067 8831c0 4022 1899 6033 5697 6033" svg:viewBox="0 0 5698 6034">
          <text:p/>
        </draw:connector>
        <draw:frame draw:style-name="gr9" draw:text-style-name="P8" draw:layer="layout" svg:width="1.92cm" svg:height="0.727cm" svg:x="4.668cm" svg:y="9.925cm">
          <draw:text-box>
            <text:p><text:span text:style-name="T4">return</text:span></text:p>
            <text:p><text:span text:style-name="T4">turn_off_sentry</text:span></text:p>
          </draw:text-box>
        </draw:frame>
        <draw:frame draw:style-name="gr10" draw:text-style-name="P8" draw:layer="layout" svg:width="2.702cm" svg:height="1.203cm" svg:x="6.08cm" svg:y="7.858cm">
          <draw:text-box>
            <text:p><text:span text:style-name="T4">if</text:span></text:p>
            <text:p><text:span text:style-name="T4">start_sanitization</text:span></text:p>
            <text:p><text:span text:style-name="T4">return</text:span></text:p>
            <text:p><text:span text:style-name="T4">start_human_detection</text:span></text:p>
          </draw:text-box>
        </draw:frame>
        <draw:connector draw:style-name="gr8" draw:text-style-name="P9" draw:layer="layout" draw:type="curve" svg:x1="3.54cm" svg:y1="8.976cm" svg:x2="2.013cm" svg:y2="8.831cm" draw:start-shape="id1" draw:start-glue-point="8" draw:end-shape="id1" draw:end-glue-point="7" svg:d="M3540 8976c0 751-1527 824-1527-145" svg:viewBox="0 0 1528 719">
          <text:p/>
        </draw:connector>
        <draw:frame draw:style-name="gr11" draw:text-style-name="P8" draw:layer="layout" svg:width="1.92cm" svg:height="0.49cm" svg:x="2.255cm" svg:y="9.527cm">
          <draw:text-box>
            <text:p><text:span text:style-name="T4">other entries</text:span></text:p>
          </draw:text-box>
        </draw:frame>
        <draw:connector draw:style-name="gr8" draw:text-style-name="P9" draw:layer="layout" draw:type="curve" svg:x1="12.811cm" svg:y1="14.864cm" svg:x2="17.8cm" svg:y2="14.374cm" draw:start-shape="id3" draw:start-glue-point="10" svg:d="M12811 14864c4117 0 1623-490 4989-490" svg:viewBox="0 0 4990 491">
          <text:p/>
        </draw:connector>
        <draw:frame draw:style-name="gr11" draw:text-style-name="P8" draw:layer="layout" svg:width="1.92cm" svg:height="0.49cm" svg:x="15.262cm" svg:y="13.972cm">
          <draw:text-box>
            <text:p><text:span text:style-name="T4">Turn_off</text:span></text:p>
          </draw:text-box>
        </draw:frame>
        <draw:connector draw:style-name="gr8" draw:text-style-name="P9" draw:layer="layout" draw:type="curve" svg:x1="13.137cm" svg:y1="1.84cm" svg:x2="10.764cm" svg:y2="16.312cm" draw:start-shape="id4" draw:start-glue-point="6" draw:end-shape="id5" draw:end-glue-point="6" svg:d="M13137 1840c-4312 0-3126 14472-2373 14472" svg:viewBox="0 0 3114 14473">
          <text:p/>
        </draw:connector>
        <draw:frame draw:style-name="gr9" draw:text-style-name="P8" draw:layer="layout" svg:width="2.667cm" svg:height="0.727cm" svg:x="1.508cm" svg:y="16.529cm">
          <draw:text-box>
            <text:p><text:span text:style-name="T4">return</text:span></text:p>
            <text:p><text:span text:style-name="T4">go_to_monitor_control</text:span></text:p>
          </draw:text-box>
        </draw:frame>
        <draw:connector draw:style-name="gr8" draw:text-style-name="P9" draw:layer="layout" draw:type="curve" svg:x1="13.292cm" svg:y1="10.014cm" svg:x2="12.527cm" svg:y2="17.317cm" draw:start-shape="id6" draw:start-glue-point="6" draw:end-shape="id7" draw:end-glue-point="11" svg:d="M13292 10014c-510 0-765 2434-765 7303" svg:viewBox="0 0 766 7304">
          <text:p/>
        </draw:connector>
        <draw:frame draw:style-name="gr11" draw:text-style-name="P8" draw:layer="layout" svg:width="1.92cm" svg:height="0.49cm" svg:x="11.907cm" svg:y="10.155cm">
          <draw:text-box>
            <text:p><text:span text:style-name="T4">Wrong data</text:span></text:p>
          </draw:text-box>
        </draw:frame>
        <draw:connector draw:style-name="gr8" draw:text-style-name="P9" draw:layer="layout" draw:type="curve" draw:line-skew="2.147cm" svg:x1="12.826cm" svg:y1="19.233cm" svg:x2="15.825cm" svg:y2="9.781cm" draw:start-shape="id8" draw:start-glue-point="10" draw:end-shape="id9" draw:end-glue-point="9" svg:d="M12826 19233c9475 0 7976-9452 2999-9452" svg:viewBox="0 0 6935 9453">
          <text:p/>
        </draw:connector>
        <draw:connector draw:style-name="gr8" draw:text-style-name="P9" draw:layer="layout" draw:type="line" svg:x1="12.826cm" svg:y1="17.785cm" svg:x2="16.823cm" svg:y2="17.786cm" draw:start-shape="id7" draw:start-glue-point="10" svg:d="M12826 17785l3997 1" svg:viewBox="0 0 3998 2">
          <text:p/>
        </draw:connector>
        <draw:frame draw:style-name="gr11" draw:text-style-name="P8" draw:layer="layout" svg:width="1.92cm" svg:height="0.49cm" svg:x="14.447cm" svg:y="17.42cm">
          <draw:text-box>
            <text:p><text:span text:style-name="T4">Error</text:span></text:p>
          </draw:text-box>
        </draw:frame>
        <draw:custom-shape draw:style-name="gr12" draw:text-style-name="P4" xml:id="id10" draw:id="id10" draw:layer="layout" svg:width="5.715cm" svg:height="2.261cm" svg:x="1cm" svg:y="13.979cm">
          <text:p text:style-name="P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10.779cm" svg:y1="11.937cm" svg:x2="5.878cm" svg:y2="14.31cm" draw:start-shape="id2" draw:start-glue-point="6" draw:end-shape="id10" draw:end-glue-point="11" svg:d="M10779 11937c-3268 0-4901 791-4901 2373" svg:viewBox="0 0 4902 2374">
          <text:p/>
        </draw:connector>
        <draw:connector draw:style-name="gr8" draw:text-style-name="P9" draw:layer="layout" draw:type="curve" draw:line-skew="0cm -0.561cm" svg:x1="6.101cm" svg:y1="14.972cm" svg:x2="11.063cm" svg:y2="15.331cm" draw:start-shape="id11" draw:start-glue-point="10" draw:end-shape="id3" draw:end-glue-point="7" svg:d="M6101 14972c3496 0 2913 246 3280 386s1682 172 1682-27" svg:viewBox="0 0 4963 500">
          <text:p/>
        </draw:connector>
        <draw:frame draw:style-name="gr9" draw:text-style-name="P8" draw:layer="layout" svg:width="2.682cm" svg:height="0.727cm" svg:x="6.954cm" svg:y="14.589cm">
          <draw:text-box>
            <text:p><text:span text:style-name="T4">return</text:span></text:p>
            <text:p><text:span text:style-name="T4">turn_off_sentry</text:span></text:p>
          </draw:text-box>
        </draw:frame>
        <draw:connector draw:style-name="gr8" draw:text-style-name="P9" draw:layer="layout" draw:type="curve" svg:x1="5.878cm" svg:y1="15.909cm" svg:x2="3.857cm" svg:y2="16.24cm" draw:start-shape="id10" draw:start-glue-point="9" draw:end-shape="id10" draw:end-glue-point="8" svg:d="M5878 15909c0 1248-2021 1082-2021 331" svg:viewBox="0 0 2022 917">
          <text:p/>
        </draw:connector>
        <draw:frame draw:style-name="gr11" draw:text-style-name="P8" draw:layer="layout" svg:width="1.92cm" svg:height="0.49cm" svg:x="4.81cm" svg:y="16.385cm">
          <draw:text-box>
            <text:p><text:span text:style-name="T4">other entries</text:span></text:p>
          </draw:text-box>
        </draw:frame>
        <draw:custom-shape draw:style-name="gr4" draw:text-style-name="P5" draw:layer="layout" svg:width="2.047cm" svg:height="1.321cm" svg:x="22.336cm" svg:y="9.215cm">
          <text:p text:style-name="P3"><text:span text:style-name="T4">Launch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4" draw:id="id14" draw:layer="layout" svg:width="2.047cm" svg:height="1.321cm" svg:x="22.336cm" svg:y="10.779cm">
          <text:p text:style-name="P3"><text:span text:style-name="T4">Shut down</text:span></text:p>
          <text:p text:style-name="P3"><text:span text:style-name="T4">navigation mod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2" draw:id="id12" draw:layer="layout" svg:width="2.047cm" svg:height="1.321cm" svg:x="22.336cm" svg:y="9.215cm">
          <text:p text:style-name="P3"><text:span text:style-name="T4">Launch</text:span></text:p>
          <text:p text:style-name="P3"><text:span text:style-name="T4"><text:s/></text:span><text:span text:style-name="T4">Navigation mod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3" draw:id="id13" draw:layer="layout" svg:width="2.047cm" svg:height="1.321cm" svg:x="22.321cm" svg:y="12.506cm">
          <text:p text:style-name="P3"><text:span text:style-name="T4">Shut down </text:span></text:p>
          <text:p text:style-name="P3"><text:span text:style-name="T4">navigation mod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4.572cm" svg:height="8.595cm" svg:x="21.066cm" svg:y="8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draw:line-skew="2.286cm" svg:x1="12.811cm" svg:y1="16.312cm" svg:x2="22.336cm" svg:y2="9.876cm" draw:start-shape="id5" draw:start-glue-point="10" draw:end-shape="id12" draw:end-glue-point="6" svg:d="M12811 16312c10572 0 5810-6436 9525-6436" svg:viewBox="0 0 9526 6437">
          <text:p/>
        </draw:connector>
        <draw:frame draw:style-name="gr9" draw:text-style-name="P8" draw:layer="layout" svg:width="2.047cm" svg:height="0.727cm" svg:x="15.844cm" svg:y="15.259cm">
          <draw:text-box>
            <text:p><text:span text:style-name="T4">return</text:span></text:p>
            <text:p><text:span text:style-name="T4">start_navigation</text:span></text:p>
          </draw:text-box>
        </draw:frame>
        <draw:connector draw:style-name="gr8" draw:text-style-name="P9" draw:layer="layout" draw:type="curve" draw:line-skew="-0.801cm 0.572cm" svg:x1="22.62cm" svg:y1="13.634cm" svg:x2="12.527cm" svg:y2="11.469cm" draw:start-shape="id13" draw:start-glue-point="7" draw:end-shape="id2" draw:end-glue-point="11" svg:d="M22620 13634c0-160-4475-106-4475-1483 0-1376-5618-1724-5618-682" svg:viewBox="0 0 10094 2773">
          <text:p/>
        </draw:connector>
        <draw:connector draw:style-name="gr8" draw:text-style-name="P9" draw:layer="layout" draw:type="curve" svg:x1="24.383cm" svg:y1="11.44cm" svg:x2="25.946cm" svg:y2="11.559cm" draw:start-shape="id14" draw:start-glue-point="10" svg:d="M24383 11440c1548 0 767 119 1563 119" svg:viewBox="0 0 1564 120">
          <text:p/>
        </draw:connector>
        <draw:frame draw:style-name="gr11" draw:text-style-name="P8" draw:layer="layout" svg:width="1.92cm" svg:height="0.49cm" svg:x="24.241cm" svg:y="10.924cm">
          <draw:text-box>
            <text:p><text:span text:style-name="T4">Turn_off</text:span></text:p>
          </draw:text-box>
        </draw:frame>
        <draw:connector draw:style-name="gr8" draw:text-style-name="P9" draw:layer="layout" draw:type="curve" svg:x1="21.447cm" svg:y1="5.585cm" svg:x2="22.321cm" svg:y2="13.167cm" draw:start-shape="id15" draw:start-glue-point="6" draw:end-shape="id13" draw:end-glue-point="6" svg:d="M21447 5585c-751 0-1188 7582 874 7582" svg:viewBox="0 0 1499 7583">
          <text:p/>
        </draw:connector>
        <draw:frame draw:style-name="gr14" draw:text-style-name="P8" draw:layer="layout" svg:width="2.159cm" svg:height="1.679cm" svg:x="22.717cm" svg:y="6.207cm">
          <draw:text-box>
            <text:p><text:span text:style-name="T4">If </text:span></text:p>
            <text:p><text:span text:style-name="T4">stop_sanitization</text:span></text:p>
            <text:p><text:span text:style-name="T4">Or</text:span></text:p>
            <text:p><text:span text:style-name="T4">turn_off_sentry</text:span></text:p>
            <text:p><text:span text:style-name="T4">return</text:span></text:p>
            <text:p><text:span text:style-name="T4">turn_off_sentry</text:span></text:p>
          </draw:text-box>
        </draw:frame>
        <draw:connector draw:style-name="gr8" draw:text-style-name="P9" draw:layer="layout" draw:type="curve" draw:line-skew="-1.567cm" svg:x1="22.042cm" svg:y1="5.935cm" svg:x2="22.336cm" svg:y2="11.44cm" draw:start-shape="id15" draw:start-glue-point="7" draw:end-shape="id14" draw:end-glue-point="6" svg:d="M22042 5935c0 1390-103 1158-218 2187s-241 3318 512 3318" svg:viewBox="0 0 600 5506">
          <text:p/>
        </draw:connector>
        <draw:frame draw:style-name="gr9" draw:text-style-name="P8" draw:layer="layout" svg:width="2.413cm" svg:height="0.727cm" svg:x="20.939cm" svg:y="7.512cm">
          <draw:text-box>
            <text:p><text:span text:style-name="T4">return</text:span></text:p>
            <text:p><text:span text:style-name="T4">all_goals_reached</text:span></text:p>
          </draw:text-box>
        </draw:frame>
        <draw:frame draw:style-name="gr9" draw:text-style-name="P8" draw:layer="layout" svg:width="2.301cm" svg:height="0.727cm" svg:x="22.194cm" svg:y="15.767cm">
          <draw:text-box>
            <text:p><text:span text:style-name="T4">Control_navigation</text:span></text:p>
          </draw:text-box>
        </draw:frame>
        <draw:frame draw:style-name="gr9" draw:text-style-name="P8" draw:layer="layout" svg:width="3.556cm" svg:height="0.727cm" svg:x="10.398cm" svg:y="19.796cm">
          <draw:text-box>
            <text:p><text:span text:style-name="T4">Control_human_detection</text:span></text:p>
          </draw:text-box>
        </draw:frame>
        <draw:custom-shape draw:style-name="gr15" draw:text-style-name="P4" xml:id="id15" draw:id="id15" draw:layer="layout" svg:width="4.064cm" svg:height="0.991cm" svg:x="21.447cm" svg:y="5.089cm">
          <text:p text:style-name="P3"><text:span text:style-name="T3">monitor_navig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25.511cm" svg:y1="5.585cm" svg:x2="24.916cm" svg:y2="5.234cm" draw:start-shape="id15" draw:start-glue-point="10" draw:end-shape="id15" draw:end-glue-point="11" svg:d="M25511 5585c753 0 628-500 291-830s-886-491-886 479" svg:viewBox="0 0 1152 1087">
          <text:p/>
        </draw:connector>
        <draw:frame draw:style-name="gr11" draw:text-style-name="P8" draw:layer="layout" svg:width="1.92cm" svg:height="0.49cm" svg:x="25.13cm" svg:y="4.683cm">
          <draw:text-box>
            <text:p><text:span text:style-name="T4">other entries</text:span></text:p>
          </draw:text-box>
        </draw:frame>
        <draw:connector draw:style-name="gr8" draw:text-style-name="P9" draw:layer="layout" draw:type="curve" svg:x1="24.383cm" svg:y1="9.876cm" svg:x2="24.916cm" svg:y2="5.935cm" draw:start-shape="id12" draw:start-glue-point="10" draw:end-shape="id15" draw:end-glue-point="9" svg:d="M24383 9876c356 0 533-1313 533-3941" svg:viewBox="0 0 534 3942">
          <text:p/>
        </draw:connector>
        <draw:connector draw:style-name="gr8" draw:text-style-name="P10" draw:layer="layout" draw:type="curve" svg:x1="23.479cm" svg:y1="6.08cm" svg:x2="24.084cm" svg:y2="10.972cm" draw:start-shape="id15" draw:start-glue-point="8" draw:end-shape="id14" draw:end-glue-point="11" svg:d="M23479 6080c0 3523 605 1078 605 4892" svg:viewBox="0 0 606 4893">
          <text:p/>
        </draw:connector>
        <draw:frame draw:style-name="gr9" draw:text-style-name="P8" draw:layer="layout" svg:width="2.413cm" svg:height="0.727cm" svg:x="19.923cm" svg:y="6.969cm">
          <draw:text-box>
            <text:p><text:span text:style-name="T4">return</text:span></text:p>
            <text:p><text:span text:style-name="T4">goal_reached</text:span></text:p>
          </draw:text-box>
        </draw:frame>
        <draw:frame draw:style-name="gr9" draw:text-style-name="P8" draw:layer="layout" svg:width="2.702cm" svg:height="0.727cm" svg:x="16.078cm" svg:y="11.668cm">
          <draw:text-box>
            <text:p><text:span text:style-name="T4">return</text:span></text:p>
            <text:p><text:span text:style-name="T4">start_human_detection</text:span></text:p>
          </draw:text-box>
        </draw:frame>
        <draw:custom-shape draw:style-name="gr4" draw:text-style-name="P5" xml:id="id4" draw:id="id4" draw:layer="layout" svg:width="2.047cm" svg:height="1.321cm" svg:x="13.137cm" svg:y="1.179cm">
          <text:p text:style-name="P3"><text:span text:style-name="T4">Turn off lights</text:span></text:p>
          <text:p text:style-name="P3"><text:span text:style-name="T4">Stop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6" draw:id="id16" draw:layer="layout" svg:width="2.047cm" svg:height="1.321cm" svg:x="13.237cm" svg:y="2.615cm">
          <text:p text:style-name="P11"><text:span text:style-name="T4">Turn off lights</text:span></text:p>
          <text:p text:style-name="P11"><text:span text:style-name="T4">Stop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1" draw:id="id21" draw:layer="layout" svg:width="2.047cm" svg:height="1.321cm" svg:x="13.222cm" svg:y="6.506cm">
          <text:p text:style-name="P3"><text:span text:style-name="T4">Turn off lights</text:span></text:p>
          <text:p text:style-name="P3"><text:span text:style-name="T4">Pause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xml:id="id9" draw:id="id9" draw:layer="layout" svg:width="4.572cm" svg:height="10.287cm" svg:x="11.922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xml:id="id19" draw:id="id19" draw:layer="layout" svg:width="2.159cm" svg:height="0.727cm" svg:x="17.637cm" svg:y="1.686cm">
          <draw:text-box>
            <text:p><text:span text:style-name="T4">timer_complete</text:span></text:p>
          </draw:text-box>
        </draw:frame>
        <draw:frame draw:style-name="gr9" draw:text-style-name="P8" draw:layer="layout" svg:width="2.301cm" svg:height="0.727cm" svg:x="13.304cm" svg:y="10.601cm">
          <draw:text-box>
            <text:p><text:span text:style-name="T4">monitor_control</text:span></text:p>
          </draw:text-box>
        </draw:frame>
        <draw:frame draw:style-name="gr17" draw:text-style-name="P8" xml:id="id18" draw:id="id18" draw:layer="layout" svg:width="2.682cm" svg:height="0.543cm" svg:x="17.51cm" svg:y="2.87cm">
          <draw:text-box>
            <text:p><text:span text:style-name="T4">turn_off_sanitization</text:span></text:p>
          </draw:text-box>
        </draw:frame>
        <draw:connector draw:style-name="gr8" draw:text-style-name="P10" draw:layer="layout" draw:type="curve" svg:x1="13.237cm" svg:y1="3.276cm" svg:x2="12.527cm" svg:y2="12.877cm" draw:start-shape="id16" draw:start-glue-point="6" draw:end-shape="id17" draw:end-glue-point="11" svg:d="M13237 3276c-474 0-710 3200-710 9601" svg:viewBox="0 0 711 9602">
          <text:p/>
        </draw:connector>
        <draw:connector draw:style-name="gr18" draw:text-style-name="P10" draw:layer="layout" draw:type="curve" svg:x1="17.51cm" svg:y1="3.141cm" svg:x2="15.284cm" svg:y2="3.276cm" draw:start-shape="id18" draw:start-glue-point="3" draw:end-shape="id16" draw:end-glue-point="10" svg:d="M17510 3141c-1668 0-555 135-2226 135" svg:viewBox="0 0 2227 136">
          <text:p/>
        </draw:connector>
        <draw:connector draw:style-name="gr18" draw:text-style-name="P10" draw:layer="layout" draw:type="curve" svg:x1="17.637cm" svg:y1="2.049cm" svg:x2="15.184cm" svg:y2="1.84cm" draw:start-shape="id19" draw:start-glue-point="3" draw:end-shape="id4" draw:end-glue-point="10" svg:d="M17637 2049c-1839 0-613-209-2453-209" svg:viewBox="0 0 2454 210">
          <text:p/>
        </draw:connector>
        <draw:connector draw:style-name="gr18" draw:text-style-name="P10" draw:layer="layout" draw:type="curve" svg:x1="17.637cm" svg:y1="6.646cm" svg:x2="15.269cm" svg:y2="7.167cm" draw:start-shape="id20" draw:start-glue-point="3" draw:end-shape="id21" draw:end-glue-point="10" svg:d="M17637 6646c-1774 0-591 521-2368 521" svg:viewBox="0 0 2369 522">
          <text:p/>
        </draw:connector>
        <draw:frame draw:style-name="gr9" draw:text-style-name="P8" xml:id="id20" draw:id="id20" draw:layer="layout" svg:width="2.413cm" svg:height="0.727cm" svg:x="17.637cm" svg:y="6.283cm">
          <draw:text-box>
            <text:p><text:span text:style-name="T4">pause_sanitization</text:span></text:p>
          </draw:text-box>
        </draw:frame>
        <draw:custom-shape draw:style-name="gr4" draw:text-style-name="P5" xml:id="id23" draw:id="id23" draw:layer="layout" svg:width="2.047cm" svg:height="1.321cm" svg:x="13.265cm" svg:y="7.937cm">
          <text:p text:style-name="P3"><text:span text:style-name="T4">Turn on lights</text:span></text:p>
          <text:p text:style-name="P3"><text:span text:style-name="T4">Start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0" draw:layer="layout" draw:type="curve" svg:x1="17.61cm" svg:y1="7.643cm" svg:x2="15.312cm" svg:y2="8.598cm" draw:start-shape="id22" draw:end-shape="id23" draw:end-glue-point="10" svg:d="M17610 7643c-1722 0-573 955-2298 955" svg:viewBox="0 0 2299 956">
          <text:p/>
        </draw:connector>
        <draw:frame draw:style-name="gr9" draw:text-style-name="P8" xml:id="id22" draw:id="id22" draw:layer="layout" svg:width="2.413cm" svg:height="0.727cm" svg:x="17.61cm" svg:y="7.28cm">
          <draw:text-box>
            <text:p><text:span text:style-name="T4">start_sanitization</text:span></text:p>
          </draw:text-box>
        </draw:frame>
        <draw:connector draw:style-name="gr8" draw:text-style-name="P10" draw:layer="layout" draw:type="curve" svg:x1="13.222cm" svg:y1="7.167cm" svg:x2="11.922cm" svg:y2="6.143cm" draw:start-shape="id21" draw:start-glue-point="6" draw:end-shape="id9" svg:d="M13222 7167c-2701 0-2051-1024-1300-1024" svg:viewBox="0 0 1957 1025">
          <text:p/>
        </draw:connector>
        <draw:connector draw:style-name="gr8" draw:text-style-name="P10" draw:layer="layout" draw:type="curve" svg:x1="13.265cm" svg:y1="8.598cm" svg:x2="12.591cm" svg:y2="9.781cm" draw:start-shape="id23" draw:start-glue-point="6" draw:end-shape="id9" draw:end-glue-point="7" svg:d="M13265 8598c-2766 0-2429 1183-674 1183" svg:viewBox="0 0 2036 1184">
          <text:p/>
        </draw:connector>
        <draw:custom-shape draw:style-name="gr4" draw:text-style-name="P5" xml:id="id6" draw:id="id6" draw:layer="layout" svg:width="2.047cm" svg:height="1.321cm" svg:x="13.292cm" svg:y="9.353cm">
          <text:p text:style-name="P3"><text:span text:style-name="T4">Turn off lights</text:span></text:p>
          <text:p text:style-name="P3"><text:span text:style-name="T4">Stop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2.413cm" svg:height="0.965cm" svg:x="11.795cm" svg:y="3.413cm">
          <draw:text-box>
            <text:p><text:span text:style-name="T4">return</text:span><text:span text:style-name="T4"><text:line-break/></text:span><text:span text:style-name="T4">turn_off_sanitization</text:span></text:p>
          </draw:text-box>
        </draw:frame>
        <draw:frame draw:style-name="gr9" draw:text-style-name="P8" draw:layer="layout" svg:width="3.063cm" svg:height="0.727cm" svg:x="9.509cm" svg:y="2.778cm">
          <draw:text-box>
            <text:p><text:span text:style-name="T4">return</text:span></text:p>
            <text:p><text:span text:style-name="T4">turn_off_human_detection</text:span></text:p>
          </draw:text-box>
        </draw:frame>
        <draw:connector draw:style-name="gr8" draw:text-style-name="P9" draw:layer="layout" draw:type="curve" svg:x1="3.525cm" svg:y1="7.015cm" svg:x2="3.54cm" svg:y2="7.985cm" draw:start-shape="id24" draw:start-glue-point="8" draw:end-shape="id1" draw:end-glue-point="4" svg:d="M3525 7015c0 727 15 243 15 970" svg:viewBox="0 0 16 971">
          <text:p/>
        </draw:connector>
        <draw:connector draw:style-name="gr18" draw:text-style-name="P9" draw:layer="layout" draw:type="curve" svg:x1="2.752cm" svg:y1="3.916cm" svg:x2="3.525cm" svg:y2="5.826cm" draw:end-shape="id24" draw:end-glue-point="4" svg:d="M2752 3916c0 1056 773 101 773 1910" svg:viewBox="0 0 774 1911">
          <text:p/>
        </draw:connector>
        <draw:custom-shape draw:style-name="gr4" draw:text-style-name="P5" xml:id="id25" draw:id="id25" draw:layer="layout" svg:width="2.047cm" svg:height="1.321cm" svg:x="22.321cm" svg:y="14.206cm">
          <text:p text:style-name="P3"><text:span text:style-name="T4">Logwarn err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draw:line-skew="-0.428cm" svg:x1="24.069cm" svg:y1="15.334cm" svg:x2="25.474cm" svg:y2="15.684cm" draw:start-shape="id25" draw:start-glue-point="9" svg:d="M24069 15334c0 399 1405 224 1405 350" svg:viewBox="0 0 1406 351">
          <text:p/>
        </draw:connector>
        <draw:frame draw:style-name="gr20" draw:text-style-name="P8" draw:layer="layout" svg:width="1.051cm" svg:height="0.6cm" svg:x="25.384cm" svg:y="15.478cm">
          <draw:text-box>
            <text:p><text:span text:style-name="T4">error</text:span></text:p>
          </draw:text-box>
        </draw:frame>
        <draw:connector draw:style-name="gr18" draw:text-style-name="P9" draw:layer="layout" draw:type="curve" svg:x1="17.311cm" svg:y1="8.544cm" svg:x2="15.04cm" svg:y2="9.546cm" draw:start-shape="id26" draw:start-glue-point="3" draw:end-shape="id6" draw:end-glue-point="11" svg:d="M17311 8544c-1514 0-2271 334-2271 1002" svg:viewBox="0 0 2272 1003">
          <text:p/>
        </draw:connector>
        <draw:frame draw:style-name="gr9" draw:text-style-name="P8" xml:id="id26" draw:id="id26" draw:layer="layout" svg:width="2.413cm" svg:height="0.727cm" svg:x="17.311cm" svg:y="8.181cm">
          <draw:text-box>
            <text:p><text:span text:style-name="T4">wrong_data</text:span></text:p>
          </draw:text-box>
        </draw:frame>
        <draw:custom-shape draw:style-name="gr4" draw:text-style-name="P5" xml:id="id27" draw:id="id27" draw:layer="layout" svg:width="2.047cm" svg:height="1.321cm" svg:x="1.381cm" svg:y="14.335cm">
          <text:p text:style-name="P3"><text:span text:style-name="T4">Turn on lights</text:span></text:p>
          <text:p text:style-name="P3"><text:span text:style-name="T4">start_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4.191cm" svg:height="0.965cm" svg:x="1.889cm" svg:y="15.656cm">
          <draw:text-box>
            <text:p><text:span text:style-name="T4">monitor_for_human_detection_started</text:span></text:p>
          </draw:text-box>
        </draw:frame>
        <draw:custom-shape draw:style-name="gr4" draw:text-style-name="P5" xml:id="id11" draw:id="id11" draw:layer="layout" svg:width="2.047cm" svg:height="1.321cm" svg:x="4.054cm" svg:y="14.311cm">
          <text:p text:style-name="P3"><text:span text:style-name="T4">Turn off ligh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4.557cm" svg:y1="12.215cm" svg:x2="5.078cm" svg:y2="14.311cm" draw:end-shape="id11" draw:end-glue-point="4" svg:d="M4557 12215c0 1195 521 148 521 2096" svg:viewBox="0 0 522 2097">
          <text:p/>
        </draw:connector>
        <draw:frame draw:style-name="gr11" draw:text-style-name="P8" draw:layer="layout" svg:width="2.576cm" svg:height="0.49cm" svg:x="3.504cm" svg:y="11.795cm">
          <draw:text-box>
            <text:p><text:span text:style-name="T4">human_detected_true</text:span></text:p>
          </draw:text-box>
        </draw:frame>
        <draw:connector draw:style-name="gr8" draw:text-style-name="P9" draw:layer="layout" draw:type="curve" svg:x1="1.68cm" svg:y1="15.463cm" svg:x2="10.779cm" svg:y2="19.233cm" draw:start-shape="id27" draw:start-glue-point="7" draw:end-shape="id8" draw:end-glue-point="6" svg:d="M1680 15463c0 2514 3033 3770 9099 3770" svg:viewBox="0 0 9100 3771">
          <text:p/>
        </draw:connector>
        <draw:connector draw:style-name="gr8" draw:text-style-name="P9" draw:layer="layout" draw:type="curve" svg:x1="1.955cm" svg:y1="12.774cm" svg:x2="2.405cm" svg:y2="14.335cm" draw:end-shape="id27" draw:end-glue-point="4" svg:d="M1955 12774c0 795 450 15 450 1561" svg:viewBox="0 0 451 1562">
          <text:p/>
        </draw:connector>
        <draw:frame draw:style-name="gr9" draw:text-style-name="P8" draw:layer="layout" svg:width="2.663cm" svg:height="0.727cm" svg:x="1.004cm" svg:y="12.395cm">
          <draw:text-box>
            <text:p><text:span text:style-name="T4">human_detected_false</text:span></text:p>
          </draw:text-box>
        </draw:frame>
        <draw:custom-shape draw:style-name="gr21" draw:text-style-name="P14" xml:id="id29" draw:id="id29" draw:layer="layout" svg:width="2.047cm" svg:height="0.737cm" svg:x="13.237cm" svg:y="5.499cm">
          <text:p text:style-name="P13"><text:span text:style-name="T5"/></text:p>
          <text:p text:style-name="P13"><text:span text:style-name="T5">Turn off lights, pause timer</text:span></text:p>
          <text:p text:style-name="P13"><text:span text:style-name="T5">Publish to remote once</text:span></text:p>
          <text:p text:style-name="P13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xml:id="id28" draw:id="id28" draw:layer="layout" svg:width="2.682cm" svg:height="0.796cm" svg:x="17.56cm" svg:y="4.771cm">
          <draw:text-box>
            <text:p><text:span text:style-name="T4">human_detected_true</text:span></text:p>
            <text:p><text:span text:style-name="T4"/></text:p>
          </draw:text-box>
        </draw:frame>
        <draw:connector draw:style-name="gr18" draw:text-style-name="P10" draw:layer="layout" draw:type="curve" svg:x1="17.56cm" svg:y1="5.169cm" svg:x2="15.284cm" svg:y2="5.868cm" draw:start-shape="id28" draw:start-glue-point="3" draw:end-shape="id29" draw:end-glue-point="10" svg:d="M17560 5169c-1543 0-406 699-2276 699" svg:viewBox="0 0 2277 700">
          <text:p/>
        </draw:connector>
        <draw:connector draw:style-name="gr8" draw:text-style-name="P10" draw:layer="layout" draw:type="curve" svg:x1="13.237cm" svg:y1="5.868cm" svg:x2="11.922cm" svg:y2="6.144cm" draw:start-shape="id29" draw:start-glue-point="6" draw:end-shape="id9" draw:end-glue-point="6" svg:d="M13237 5868c-2724 0-2066 276-1315 276" svg:viewBox="0 0 1974 277">
          <text:p/>
        </draw:connector>
        <draw:custom-shape draw:style-name="gr4" draw:text-style-name="P15" xml:id="id31" draw:id="id31" draw:layer="layout" svg:width="2.047cm" svg:height="1.321cm" svg:x="13.237cm" svg:y="4.015cm">
          <text:p text:style-name="P11"><text:span text:style-name="T4">Turn off lights</text:span></text:p>
          <text:p text:style-name="P11"><text:span text:style-name="T4">Stop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xml:id="id30" draw:id="id30" draw:layer="layout" svg:width="2.085cm" svg:height="0.49cm" svg:x="17.601cm" svg:y="4.118cm">
          <draw:text-box>
            <text:p><text:span text:style-name="T4">stop_sanitization</text:span></text:p>
          </draw:text-box>
        </draw:frame>
        <draw:connector draw:style-name="gr18" draw:text-style-name="P10" draw:layer="layout" draw:type="curve" svg:x1="17.601cm" svg:y1="4.363cm" svg:x2="15.284cm" svg:y2="4.676cm" draw:start-shape="id30" draw:start-glue-point="3" draw:end-shape="id31" draw:end-glue-point="10" svg:d="M17601 4363c-1737 0-579 313-2317 313" svg:viewBox="0 0 2318 314">
          <text:p/>
        </draw:connector>
        <draw:connector draw:style-name="gr8" draw:text-style-name="P9" draw:layer="layout" draw:type="curve" svg:x1="10.779cm" svg:y1="13.345cm" svg:x2="5.067cm" svg:y2="8.13cm" draw:start-shape="id17" draw:start-glue-point="6" draw:end-shape="id1" draw:end-glue-point="11" svg:d="M10779 13345c-3810 0-3174-2932-3650-4478s-2062-1707-2062-737" svg:viewBox="0 0 5713 5821">
          <text:p/>
        </draw:connector>
        <draw:connector draw:style-name="gr8" draw:text-style-name="P9" draw:layer="layout" draw:type="curve" svg:x1="13.237cm" svg:y1="4.676cm" svg:x2="11.078cm" svg:y2="12.877cm" draw:start-shape="id31" draw:start-glue-point="6" draw:end-shape="id17" draw:end-glue-point="5" svg:d="M13237 4676c-1440 0-2159 2733-2159 8201" svg:viewBox="0 0 2160 8202">
          <text:p/>
        </draw:connector>
        <draw:frame draw:style-name="gr23" draw:text-style-name="P2" draw:layer="layout" svg:width="2.443cm" svg:height="0.727cm" svg:x="2.113cm" svg:y="3.486cm">
          <draw:text-box>
            <text:p><text:span text:style-name="T2">START</text:span></text:p>
          </draw:text-box>
        </draw:frame>
        <draw:frame draw:style-name="gr22" draw:text-style-name="P8" xml:id="id32" draw:id="id32" draw:layer="layout" svg:width="2.682cm" svg:height="0.796cm" svg:x="17.891cm" svg:y="5.538cm">
          <draw:text-box>
            <text:p><text:span text:style-name="T4">human_detected_false</text:span></text:p>
            <text:p><text:span text:style-name="T4"/></text:p>
          </draw:text-box>
        </draw:frame>
        <draw:custom-shape draw:style-name="gr21" draw:text-style-name="P15" xml:id="id33" draw:id="id33" draw:layer="layout" svg:width="2.047cm" svg:height="0.737cm" svg:x="14.843cm" svg:y="6.08cm">
          <text:p text:style-name="P11"><text:span text:style-name="T4"/></text:p>
          <text:p text:style-name="P11"><text:span text:style-name="T5">Allow for publishing </text:span></text:p>
          <text:p text:style-name="P11"><text:span text:style-name="T5">Human present to remote</text:span></text:p>
          <text:p text:style-name="P1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0" draw:layer="layout" draw:type="curve" svg:x1="19.232cm" svg:y1="5.538cm" svg:x2="16.591cm" svg:y2="6.188cm" draw:start-shape="id32" draw:end-shape="id33" draw:end-glue-point="11" svg:d="M19232 5538c0-750-2641-1075-2641 650" svg:viewBox="0 0 2642 1258">
          <text:p/>
        </draw:connector>
        <draw:connector draw:style-name="gr8" draw:text-style-name="P10" draw:layer="layout" draw:type="curve" svg:x1="14.843cm" svg:y1="6.449cm" svg:x2="11.922cm" svg:y2="6.144cm" draw:start-shape="id33" draw:start-glue-point="6" draw:end-shape="id9" draw:end-glue-point="6" svg:d="M14843 6449c-5133 0-3672-305-2921-305" svg:viewBox="0 0 3704 306">
          <text:p/>
        </draw:connector>
        <draw:frame draw:style-name="gr9" draw:text-style-name="P8" draw:layer="layout" svg:width="1.92cm" svg:height="0.727cm" svg:x="11.907cm" svg:y="4.718cm">
          <draw:text-box>
            <text:p><text:span text:style-name="T4">return</text:span><text:span text:style-name="T4"><text:line-break/></text:span><text:span text:style-name="T4">turn_off_sent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0T11:15:57.890520449</meta:creation-date>
    <dc:date>2021-11-25T14:16:45.955901982</dc:date>
    <meta:editing-duration>PT12H25M59S</meta:editing-duration>
    <meta:editing-cycles>35</meta:editing-cycles>
    <meta:generator>LibreOffice/6.0.7.3$Linux_AARCH64 LibreOffice_project/00m0$Build-3</meta:generator>
    <meta:document-statistic meta:object-count="105"/>
  </office:meta>
</office:document-meta>
</file>